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rioritise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rite 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tex coalgebras from factorisation coalgebras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ZW as boundary of Chern-Simon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ble envelopes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uffle algebra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henj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Z equations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formation quantisation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D modules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Compute the cotangent complex of A^2_q; via Pridham’s paper or Majid-Simao’s</text:p>
          </table:table-cell>
          <table:table-cell office:value-type="string" calcext:value-type="string">
            <text:p>Agnagic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ntum groups from configuration spaces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Toledano-Laredo</text:p>
          </table:table-cell>
          <table:table-cell office:value-type="string" calcext:value-type="string">
            <text:p>Gautam</text:p>
          </table:table-cell>
          <table:table-cell office:value-type="string" calcext:value-type="string">
            <text:p>Gaitsgory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Zhao</text:p>
          </table:table-cell>
        </table:table-row>
        <table:table-row table:style-name="ro2">
          <table:table-cell office:value-type="string" calcext:value-type="string">
            <text:p>What is a vertex algebr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actorisable moduli stacks and CoHA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chiffmann</text:p>
          </table:table-cell>
          <table:table-cell office:value-type="string" calcext:value-type="string">
            <text:p>Vassero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e on W algebras for surface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ash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per JL</text:p>
          </table:table-cell>
          <table:table-cell office:value-type="string" calcext:value-type="string">
            <text:p>**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ral doubling</text:p>
          </table:table-cell>
          <table:table-cell office:value-type="string" calcext:value-type="string">
            <text:p>**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ctorisation bosonisa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uler classes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3:04:56.7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18T13:07:00.714000000</dc:date>
    <meta:editing-duration>PT2H54M16S</meta:editing-duration>
    <meta:editing-cycles>34</meta:editing-cycles>
    <meta:document-statistic meta:table-count="1" meta:cell-count="41" meta:object-count="0"/>
  </office:meta>
</office:document-meta>
</file>